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padding="0.074cm" fo:border-left="none" fo:border-right="none" fo:border-top="none" fo:border-bottom="0.06pt solid #000000" style:join-border="fals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1">
      <style:paragraph-properties fo:padding="0.074cm" fo:border-left="none" fo:border-right="none" fo:border-top="none" fo:border-bottom="0.06pt solid #000000" style:join-border="false"/>
    </style:style>
    <style:style style:name="P7" style:family="paragraph" style:parent-style-name="Standard" style:list-style-name="L3">
      <style:paragraph-properties fo:padding="0.074cm" fo:border-left="none" fo:border-right="none" fo:border-top="none" fo:border-bottom="0.06pt solid #000000" style:join-border="false"/>
    </style:style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>
      <style:paragraph-properties fo:padding="0.074cm" fo:border-left="none" fo:border-right="none" fo:border-top="none" fo:border-bottom="0.06pt solid #000000" style:join-border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droid</text:p>
      <text:p text:style-name="Standard">---11/09/12---</text:p>
      <text:list xml:id="list1846407326" text:style-name="L1">
        <text:list-item>
          <text:p text:style-name="P2">architectures</text:p>
          <text:list>
            <text:list-item>
              <text:p text:style-name="P2">smartphones</text:p>
            </text:list-item>
            <text:list-item>
              <text:p text:style-name="P2">tablets</text:p>
            </text:list-item>
            <text:list-item>
              <text:p text:style-name="P2">netbooks</text:p>
            </text:list-item>
            <text:list-item>
              <text:p text:style-name="P2">…</text:p>
            </text:list-item>
            <text:list-item>
              <text:p text:style-name="P2">caractéristique</text:p>
              <text:list>
                <text:list-item>
                  <text:p text:style-name="P2">consommation faible</text:p>
                </text:list-item>
                <text:list-item>
                  <text:p text:style-name="P2">performance, mémoire, stockage limités</text:p>
                </text:list-item>
                <text:list-item>
                  <text:p text:style-name="P2">écrans réduits</text:p>
                </text:list-item>
                <text:list-item>
                  <text:p text:style-name="P2">dispositif d'interaction spécifique</text:p>
                </text:list-item>
                <text:list-item>
                  <text:p text:style-name="P2">réseaux sans fils</text:p>
                </text:list-item>
              </text:list>
            </text:list-item>
            <text:list-item>
              <text:p text:style-name="P2">processeurs pour l'embarqué</text:p>
              <text:list>
                <text:list-item>
                  <text:p text:style-name="P2">ARM Ltd (Advanced RISC Machine)</text:p>
                </text:list-item>
                <text:list-item>
                  <text:p text:style-name="P2">MIPS Technologies</text:p>
                </text:list-item>
                <text:list-item>
                  <text:p text:style-name="P2">Intel Atom</text:p>
                </text:list-item>
                <text:list-item>
                  <text:p text:style-name="P2">AMD Fusion</text:p>
                </text:list-item>
              </text:list>
            </text:list-item>
            <text:list-item>
              <text:p text:style-name="P2">processeurs ARM</text:p>
              <text:list>
                <text:list-item>
                  <text:p text:style-name="P2">le proco peut être enrichi d'autres fonctionnalités</text:p>
                </text:list-item>
                <text:list-item>
                  <text:p text:style-name="P2">32bits</text:p>
                </text:list-item>
                <text:list-item>
                  <text:p text:style-name="P2">RISC Reduced Instruction Set Computer</text:p>
                </text:list-item>
                <text:list-item>
                  <text:p text:style-name="P2">MMU memory manager Unit(pas toujours presente)</text:p>
                </text:list-item>
                <text:list-item>
                  <text:p text:style-name="P2">FPU<text:tab/>floating point unit</text:p>
                </text:list-item>
                <text:list-item>
                  <text:p text:style-name="P2">DSP Digital Signal Processor</text:p>
                </text:list-item>
                <text:list-item>
                  <text:p text:style-name="P2">…</text:p>
                </text:list-item>
              </text:list>
            </text:list-item>
            <text:list-item>
              <text:p text:style-name="P2">génération ARM</text:p>
              <text:list>
                <text:list-item>
                  <text:p text:style-name="P2">plus de cœur , plus performants</text:p>
                </text:list-item>
              </text:list>
            </text:list-item>
            <text:list-item>
              <text:p text:style-name="P2">produits</text:p>
              <text:list>
                <text:list-item>
                  <text:p text:style-name="P2">ds</text:p>
                </text:list-item>
                <text:list-item>
                  <text:p text:style-name="P2">3ds</text:p>
                </text:list-item>
                <text:list-item>
                  <text:p text:style-name="P2">asus transformer</text:p>
                </text:list-item>
                <text:list-item>
                  <text:p text:style-name="P2">iphone</text:p>
                </text:list-item>
              </text:list>
            </text:list-item>
            <text:list-item>
              <text:p text:style-name="P2">évolution</text:p>
              <text:list>
                <text:list-item>
                  <text:p text:style-name="P2">cortex a9 quad-core</text:p>
                </text:list-item>
                <text:list-item>
                  <text:p text:style-name="P2">Cortex A15, adressage 40bits, virtualisation</text:p>
                </text:list-item>
              </text:list>
            </text:list-item>
            <text:list-item>
              <text:p text:style-name="P2">E/S des plateformes</text:p>
              <text:list>
                <text:list-item>
                  <text:p text:style-name="P2">GPS</text:p>
                </text:list-item>
                <text:list-item>
                  <text:p text:style-name="P2">USB</text:p>
                </text:list-item>
                <text:list-item>
                  <text:p text:style-name="P2">WiFi</text:p>
                </text:list-item>
                <text:list-item>
                  <text:p text:style-name="P2">3G/4G</text:p>
                </text:list-item>
              </text:list>
            </text:list-item>
          </text:list>
        </text:list-item>
        <text:list-item>
          <text:p text:style-name="P2">plateformes</text:p>
          <text:list>
            <text:list-item>
              <text:p text:style-name="P2">Android</text:p>
            </text:list-item>
            <text:list-item>
              <text:p text:style-name="P2">iOS</text:p>
            </text:list-item>
            <text:list-item>
              <text:p text:style-name="P2">Windows mobile – Wphone 7</text:p>
            </text:list-item>
            <text:list-item>
              <text:p text:style-name="P2">BlackBerry OS</text:p>
            </text:list-item>
            <text:list-item>
              <text:p text:style-name="P2">bada</text:p>
            </text:list-item>
            <text:list-item>
              <text:p text:style-name="P2">symbian</text:p>
            </text:list-item>
            <text:list-item>
              <text:p text:style-name="P2"><text:soft-page-break/>autres linux</text:p>
            </text:list-item>
          </text:list>
        </text:list-item>
        <text:list-item>
          <text:p text:style-name="P2">développement</text:p>
          <text:list>
            <text:list-item>
              <text:p text:style-name="P2">méthode et outils de développement</text:p>
              <text:list>
                <text:list-item>
                  <text:p text:style-name="P2">langage divers</text:p>
                </text:list-item>
                <text:list-item>
                  <text:p text:style-name="P2">Cross-compilation</text:p>
                </text:list-item>
                <text:list-item>
                  <text:p text:style-name="P2">Émulateurs/simulateurs</text:p>
                </text:list-item>
                <text:list-item>
                  <text:p text:style-name="P2">plateforme de développement</text:p>
                </text:list-item>
              </text:list>
            </text:list-item>
            <text:list-item>
              <text:p text:style-name="P2">Émulateurs/simulateurs</text:p>
              <text:list>
                <text:list-item>
                  <text:p text:style-name="P2">un émulateurs reproduit de manière logiciel un matériel</text:p>
                </text:list-item>
                <text:list-item>
                  <text:p text:style-name="P2">un simulateur reproduit un modèle abstrait</text:p>
                </text:list-item>
              </text:list>
            </text:list-item>
            <text:list-item>
              <text:p text:style-name="P2">Android</text:p>
              <text:list>
                <text:list-item>
                  <text:p text:style-name="P2">langage Java + API</text:p>
                </text:list-item>
                <text:list-item>
                  <text:p text:style-name="P2">Langage C/C++ via le NDK Native Developement Kit</text:p>
                </text:list-item>
                <text:list-item>
                  <text:p text:style-name="P2">android Emulator</text:p>
                </text:list-item>
                <text:list-item>
                  <text:p text:style-name="P2">développement sous Linux, Windows, MacOS</text:p>
                </text:list-item>
              </text:list>
            </text:list-item>
            <text:list-item>
              <text:p text:style-name="P2">iOS</text:p>
              <text:list>
                <text:list-item>
                  <text:p text:style-name="P2">Objective-C + API</text:p>
                </text:list-item>
                <text:list-item>
                  <text:p text:style-name="P2">simulateur</text:p>
                </text:list-item>
                <text:list-item>
                  <text:p text:style-name="P2">uniquement sous MacOS</text:p>
                </text:list-item>
              </text:list>
            </text:list-item>
            <text:list-item>
              <text:p text:style-name="P2">Windows mobile</text:p>
              <text:list>
                <text:list-item>
                  <text:p text:style-name="P2">C#, .NET, silverlite</text:p>
                </text:list-item>
                <text:list-item>
                  <text:p text:style-name="P2">sous Windows</text:p>
                </text:list-item>
              </text:list>
            </text:list-item>
            <text:list-item>
              <text:p text:style-name="P2">Remarques</text:p>
              <text:list>
                <text:list-item>
                  <text:p text:style-name="P2">Dev spécifique à chaque plateforme</text:p>
                </text:list-item>
                <text:list-item>
                  <text:p text:style-name="P2">pour toucher au moins 50 % du marché, porté au moins sous Android + iOS</text:p>
                </text:list-item>
                <text:list-item>
                  <text:p text:style-name="P2">coût important : temps + budget</text:p>
                </text:list-item>
                <text:list-item>
                  <text:p text:style-name="P2">évolution rapide des plateformes : MAJ.</text:p>
                </text:list-item>
              </text:list>
            </text:list-item>
            <text:list-item>
              <text:p text:style-name="P2">Autre possibilité</text:p>
              <text:list>
                <text:list-item>
                  <text:p text:style-name="P2">Avantages :</text:p>
                  <text:list>
                    <text:list-item>
                      <text:p text:style-name="P2">portabilité (sauf iOS ni android recent)</text:p>
                    </text:list-item>
                    <text:list-item>
                      <text:p text:style-name="P2">dev factorisé</text:p>
                    </text:list-item>
                  </text:list>
                </text:list-item>
                <text:list-item>
                  <text:p text:style-name="P2">inconvénient</text:p>
                  <text:list>
                    <text:list-item>
                      <text:p text:style-name="P2">dépend du bon vouloir d'apple</text:p>
                    </text:list-item>
                    <text:list-item>
                      <text:p text:style-name="P2">gouffre a ressources</text:p>
                    </text:list-item>
                  </text:list>
                </text:list-item>
              </text:list>
            </text:list-item>
            <text:list-item>
              <text:p text:style-name="P2">Tech Web (HTML5+CSS+Javascript)</text:p>
              <text:list>
                <text:list-item>
                  <text:p text:style-name="P2">avantages :</text:p>
                  <text:list>
                    <text:list-item>
                      <text:p text:style-name="P2">portabilité vers toutes les plateformes</text:p>
                    </text:list-item>
                    <text:list-item>
                      <text:p text:style-name="P2">simple</text:p>
                    </text:list-item>
                  </text:list>
                </text:list-item>
                <text:list-item>
                  <text:p text:style-name="P2">inconvénient :</text:p>
                  <text:list>
                    <text:list-item>
                      <text:p text:style-name="P2">performance</text:p>
                    </text:list-item>
                    <text:list-item>
                      <text:p text:style-name="P6">nécessite réseau</text:p>
                    </text:list-item>
                  </text:list>
                </text:list-item>
              </text:list>
            </text:list-item>
          </text:list>
        </text:list-item>
      </text:list>
      <text:p text:style-name="Standard">Android : Architecture – Compilation – Debug</text:p>
      <text:p text:style-name="Standard"/>
      <text:list xml:id="list245120635" text:style-name="L2">
        <text:list-item>
          <text:p text:style-name="P3">Installation des outils</text:p>
          <text:list>
            <text:list-item>
              <text:p text:style-name="P3">télécharger les archives</text:p>
              <text:list>
                <text:list-item>
                  <text:p text:style-name="P3">android SDK</text:p>
                </text:list-item>
                <text:list-item>
                  <text:p text:style-name="P3">android NDK</text:p>
                </text:list-item>
                <text:list-item>
                  <text:p text:style-name="P3">sur developper.android.com</text:p>
                </text:list-item>
              </text:list>
            </text:list-item>
            <text:list-item>
              <text:p text:style-name="P3"><text:soft-page-break/>decompresser</text:p>
            </text:list-item>
            <text:list-item>
              <text:p text:style-name="P3">installation des plateformes </text:p>
            </text:list-item>
          </text:list>
        </text:list-item>
        <text:list-item>
          <text:p text:style-name="P3">creation d'un projet</text:p>
          <text:list>
            <text:list-item>
              <text:p text:style-name="P3">un projet est créé pour une cible parmi les cibles installées. Les liste des cibles s'obtient par : android list targets</text:p>
            </text:list-item>
          </text:list>
        </text:list-item>
        <text:list-item>
          <text:p text:style-name="P3">compilation d'un projet</text:p>
          <text:list>
            <text:list-item>
              <text:p text:style-name="P3">ant – {debug | release}</text:p>
            </text:list-item>
          </text:list>
        </text:list-item>
        <text:list-item>
          <text:p text:style-name="P3">Installation d'une application</text:p>
          <text:list>
            <text:list-item>
              <text:p text:style-name="P3">adb install </text:p>
            </text:list-item>
          </text:list>
        </text:list-item>
        <text:list-item>
          <text:p text:style-name="P3">debugging</text:p>
          <text:list>
            <text:list-item>
              <text:p text:style-name="P3">adb android debug bridge</text:p>
            </text:list-item>
          </text:list>
        </text:list-item>
        <text:list-item>
          <text:p text:style-name="P3">Distribution</text:p>
          <text:list>
            <text:list-item>
              <text:p text:style-name="P3">génération d'une clé</text:p>
              <text:list>
                <text:list-item>
                  <text:p text:style-name="P3">keytool – genkey – keystore path_to_keystore – alias rkey – keyalg RSA – keysize …</text:p>
                </text:list-item>
              </text:list>
            </text:list-item>
            <text:list-item>
              <text:p text:style-name="P3">signature</text:p>
              <text:list>
                <text:list-item>
                  <text:p text:style-name="P3">jarsigner</text:p>
                </text:list-item>
              </text:list>
            </text:list-item>
          </text:list>
        </text:list-item>
      </text:list>
      <text:p text:style-name="Standard"/>
      <text:list xml:id="list1755176455" text:style-name="L3">
        <text:list-item>
          <text:p text:style-name="P4">il est parfois utile pour limiter la consommation de désactiver un périphérique quand l'application passe au second plan</text:p>
        </text:list-item>
        <text:list-item>
          <text:p text:style-name="P7"/>
        </text:list-item>
      </text:list>
      <text:p text:style-name="Standard">25/09/12</text:p>
      <text:p text:style-name="Standard"/>
      <text:list xml:id="list1173196968" text:style-name="L4">
        <text:list-item>
          <text:p text:style-name="P5">gps</text:p>
          <text:list>
            <text:list-item>
              <text:p text:style-name="P5">utiliser le gps, penser dans la manifest a utiliser les permissions</text:p>
            </text:list-item>
            <text:list-item>
              <text:p text:style-name="P5">l'activité implements LocationListener </text:p>
            </text:list-item>
            <text:list-item>
              <text:p text:style-name="P5">singleton location manager</text:p>
            </text:list-item>
            <text:list-item>
              <text:p text:style-name="P5">quand l'application est en pause , on se désenregistre locationmanager.removeUpdates(this). +96</text:p>
            </text:list-item>
          </text:list>
        </text:list-item>
      </text:list>
      <text:p text:style-name="Standard">+</text:p>
      <text:p text:style-name="P1">+</text:p>
      <text:p text:style-name="Text_20_body">22/10/12</text:p>
      <text:p text:style-name="Text_20_body"/>
      <text:p text:style-name="Text_20_body">persistance de données </text:p>
      <text:list xml:id="list358555038" text:style-name="L5">
        <text:list-item>
          <text:p text:style-name="P8">Broadcast receivers</text:p>
          <text:list>
            <text:list-item>
              <text:p text:style-name="P8">permet de recevoir et traiter des intent diffusés</text:p>
            </text:list-item>
            <text:list-item>
              <text:p text:style-name="P8">la diffusion d'un intent → sendBroadcast</text:p>
            </text:list-item>
            <text:list-item>
              <text:p text:style-name="P8">hérite de broadcastReceiver</text:p>
              <text:list>
                <text:list-item>
                  <text:p text:style-name="P8">overwrite de onReceive</text:p>
                </text:list-item>
              </text:list>
            </text:list-item>
            <text:list-item>
              <text:p text:style-name="P8">permet de traiter les intent même si l'appli <text:s/>n'est pas démarrée</text:p>
              <text:list>
                <text:list-item>
                  <text:p text:style-name="P8">n'existe que le temps de traiter l'intent</text:p>
                </text:list-item>
              </text:list>
            </text:list-item>
          </text:list>
        </text:list-item>
      </text:list>
      <text:p text:style-name="P10"/>
      <text:p text:style-name="Text_20_body">6/11/12</text:p>
      <text:p text:style-name="Text_20_body">web mobile</text:p>
      <text:p text:style-name="Text_20_body"><text:soft-page-break/></text:p>
      <text:list xml:id="list1054084320" text:style-name="L6">
        <text:list-item>
          <text:p text:style-name="P9">HTML5 et JQuery mobile</text:p>
          <text:list>
            <text:list-item>
              <text:p text:style-name="P9">JQuery mobile</text:p>
              <text:list>
                <text:list-item>
                  <text:p text:style-name="P9">framework JavaScript open-source</text:p>
                </text:list-item>
                <text:list-item>
                  <text:p text:style-name="P9">nécessite peu de connaissance</text:p>
                </text:list-item>
                <text:list-item>
                  <text:p text:style-name="P9">gratuit</text:p>
                </text:list-item>
                <text:list-item>
                  <text:p text:style-name="P9">communauté hyperactive</text:p>
                </text:list-item>
                <text:list-item>
                  <text:p text:style-name="P9">interopérabilité très poussée</text:p>
                </text:list-item>
                <text:list-item>
                  <text:p text:style-name="P9">Interface utilisateur vraiment proche d'une application native</text:p>
                </text:list-item>
              </text:list>
            </text:list-item>
            <text:list-item>
              <text:p text:style-name="P9">plusieurs page dans un même fichier, il suffit d'ajouter dans les attributs de la div , un id</text:p>
            </text:list-item>
            <text:list-item>
              <text:p text:style-name="P9">pour fair eun lien sur une autre page interne, &lt;a href= »#idpage »&gt; nom_du_lien &lt;/a&gt;</text:p>
            </text:list-item>
            <text:list-item>
              <text:p text:style-name="P9">pour faire apparaître le lien sous forme de pop-up rajouter data-rel= »dialog » dans les attribut de &lt;a.</text:p>
            </text:list-item>
            <text:list-item>
              <text:p text:style-name="P9">on peux choisir la façon dont les pages transitent avec data-transition = pop/slideshow/flip</text:p>
            </text:list-item>
            <text:list-item>
              <text:p text:style-name="P9">on peux transformer un lien en bouton en rajoutant data-role= »button » dans les attributs du lien</text:p>
            </text:list-item>
            <text:list-item>
              <text:p text:style-name="P9">le retour arrière se fait en rajoutant data-rel= »back » dans les attributs du lien.</text:p>
            </text:list-item>
            <text:list-item>
              <text:p text:style-name="P9">Il est possible de changer le thème de chaque objets , avec l'attribut data-theme</text:p>
            </text:list-item>
            <text:list-item>
              <text:p text:style-name="P9">il existes des protocoles additionnels tel et SMS, ces deux protocoles demande confirmation avant de passer l'appel/envoyer un sms</text:p>
              <text:list>
                <text:list-item>
                  <text:p text:style-name="P9">tel</text:p>
                  <text:list>
                    <text:list-item>
                      <text:p text:style-name="P9">&lt;a href=tel :0238.....&gt;0238...&lt;/a&gt;</text:p>
                    </text:list-item>
                  </text:list>
                </text:list-item>
                <text:list-item>
                  <text:p text:style-name="P9">sms</text:p>
                  <text:list>
                    <text:list-item>
                      <text:p text:style-name="P9">idem mais avec sms</text:p>
                    </text:list-item>
                  </text:list>
                </text:list-item>
              </text:list>
            </text:list-item>
            <text:list-item>
              <text:p text:style-name="P9">on s'attaque aux événements</text:p>
              <text:list>
                <text:list-item>
                  <text:p text:style-name="P9"/>
                </text:list-item>
              </text:list>
            </text:list-item>
          </text:list>
        </text:list-item>
        <text:list-item>
          <text:p text:style-name="P9">la libraire PHP de JQuery Mobile</text:p>
        </text:list-item>
        <text:list-item>
          <text:p text:style-name="P9">la persistance de données coté client</text:p>
        </text:list-item>
        <text:list-item>
          <text:p text:style-name="P9">GPS et API Google Maps</text:p>
        </text:list-item>
        <text:list-item>
          <text:p text:style-name="P9">PhoneGap/Cordova</text:p>
        </text:list-item>
        <text:list-item>
          <text:p text:style-name="P9">Bibliographie</text:p>
        </text:list-item>
      </text:list>
      <text:h text:style-name="Heading_20_1" text:outline-level="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hoopgap </meta:initial-creator>
    <meta:creation-date>2012-09-11T13:24:32</meta:creation-date>
    <dc:date>2012-11-06T09:30:43</dc:date>
    <meta:editing-duration>PT4H36M16S</meta:editing-duration>
    <meta:editing-cycles>28</meta:editing-cycles>
    <meta:generator>LibreOffice/3.5$Linux_X86_64 LibreOffice_project/350m1$Build-2</meta:generator>
    <dc:creator>Whoopgap </dc:creator>
    <meta:document-statistic meta:table-count="0" meta:image-count="0" meta:object-count="0" meta:page-count="4" meta:paragraph-count="157" meta:word-count="760" meta:character-count="4309" meta:non-whitespace-character-count="3809"/>
  </office:meta>
</office:document-meta>
</file>